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/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22" calcext:value-type="float">
            <text:p>22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21:12:36.8707329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1-20T22:59:13.075752726</dc:date>
    <meta:editing-duration>P123DT14H56M6S</meta:editing-duration>
    <meta:editing-cycles>775</meta:editing-cycles>
    <meta:document-statistic meta:table-count="5" meta:cell-count="735" meta:object-count="0"/>
  </office:meta>
</office:document-meta>
</file>